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399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background-color="#dddddd" fo:padding="0.097cm" fo:border-left="0.002cm solid #000000" fo:border-right="none" fo:border-top="none" fo:border-bottom="0.002cm solid #000000">
        <style:background-image/>
      </style:table-cell-properties>
    </style:style>
    <style:style style:name="Tabelle1.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25%" fo:text-align="start" style:justify-single-word="false"/>
      <style:text-properties style:use-window-font-color="true" style:font-name="Calibri" fo:font-size="12pt" fo:language="de" fo:country="DE" style:text-underline-style="none" fo:font-weight="normal" style:letter-kerning="false"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P2" style:family="paragraph" style:parent-style-name="Standard">
      <style:text-properties style:font-name="Calibri" fo:font-size="12pt" fo:language="de" fo:country="DE" style:font-size-asian="12pt" style:language-asian="zxx" style:country-asian="none" style:font-size-complex="12pt" style:language-complex="zxx" style:country-complex="none"/>
    </style:style>
    <style:style style:name="P3" style:family="paragraph" style:parent-style-name="Standard">
      <style:text-properties fo:color="#000000" style:font-name="Calibri" fo:font-size="12pt" fo:language="de" fo:country="DE" fo:font-weight="bold" style:letter-kerning="false" style:font-name-asian="Times New Roman" style:font-size-asian="12pt" style:language-asian="zxx" style:country-asian="none" style:font-weight-asian="bold" style:font-name-complex="Times New Roman" style:font-size-complex="12pt" style:language-complex="zxx" style:country-complex="none" style:font-weight-complex="bold"/>
    </style:style>
    <style:style style:name="P4" style:family="paragraph" style:parent-style-name="Standard">
      <style:text-properties fo:color="#000000" style:font-name="Calibri" fo:font-size="12pt" fo:language="de" fo:country="DE" style:text-underline-style="none" fo:font-weight="bold" style:letter-kerning="false" style:font-name-asian="Times New Roman" style:font-size-asian="12pt" style:language-asian="zxx" style:country-asian="none" style:font-weight-asian="bold" style:font-name-complex="Times New Roman" style:font-size-complex="12pt" style:language-complex="zxx" style:country-complex="none" style:font-weight-complex="bold"/>
    </style:style>
    <style:style style:name="P5" style:family="paragraph" style:parent-style-name="Standard">
      <style:text-properties fo:color="#000000" style:font-name="Calibri" fo:font-size="12pt" fo:language="de" fo:country="DE" style:text-underline-style="none" fo:font-weight="normal" style:letter-kerning="false"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P6" style:family="paragraph" style:parent-style-name="Text_20_body">
      <style:text-properties fo:language="de" fo:country="DE"/>
    </style:style>
    <style:style style:name="P7" style:family="paragraph" style:parent-style-name="Text_20_body">
      <style:text-properties style:font-name="Times New Roman" fo:font-size="12pt" fo:language="de" fo:country="DE" style:font-size-asian="12pt" style:language-asian="zxx" style:country-asian="none" style:font-size-complex="12pt" style:language-complex="zxx" style:country-complex="none"/>
    </style:style>
    <style:style style:name="P8" style:family="paragraph" style:parent-style-name="Text_20_body">
      <style:text-properties style:font-name="Times New Roman" fo:font-size="12pt" fo:language="de" fo:country="DE" style:font-name-asian="Times New Roman" style:font-size-asian="12pt" style:language-asian="zxx" style:country-asian="none" style:font-name-complex="Times New Roman" style:font-size-complex="12pt" style:language-complex="zxx" style:country-complex="none"/>
    </style:style>
    <style:style style:name="P9" style:family="paragraph" style:parent-style-name="Text_20_body">
      <style:text-properties style:font-name="Calibri"/>
    </style:style>
    <style:style style:name="P10" style:family="paragraph" style:parent-style-name="Text_20_body">
      <style:text-properties style:font-name="Calibri" fo:language="de" fo:country="DE"/>
    </style:style>
    <style:style style:name="P11" style:family="paragraph" style:parent-style-name="Text_20_body">
      <style:text-properties style:font-name="Calibri" fo:language="de" fo:country="DE" fo:font-weight="bold" style:font-weight-asian="bold" style:font-weight-complex="bold"/>
    </style:style>
    <style:style style:name="P12" style:family="paragraph" style:parent-style-name="Text_20_body">
      <style:text-properties style:font-name="Calibri" fo:font-size="12pt" fo:language="de" fo:country="DE" style:font-size-asian="12pt" style:language-asian="zxx" style:country-asian="none" style:font-size-complex="12pt" style:language-complex="zxx" style:country-complex="none"/>
    </style:style>
    <style:style style:name="P13" style:family="paragraph" style:parent-style-name="Text_20_body">
      <style:text-properties style:font-name="Calibri"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P14" style:family="paragraph" style:parent-style-name="Text_20_body">
      <style:text-properties style:font-name="Calibri" fo:font-weight="normal" style:font-weight-asian="normal" style:font-weight-complex="normal"/>
    </style:style>
    <style:style style:name="P15" style:family="paragraph" style:parent-style-name="Text_20_body">
      <style:text-properties fo:font-variant="normal" fo:text-transform="none" fo:color="#000000" style:font-name="Calibri" fo:font-size="12pt" fo:letter-spacing="normal" fo:language="de" fo:country="DE" fo:font-style="normal" fo:font-weight="normal" style:letter-kerning="false" style:font-name-asian="Times New Roman" style:font-size-asian="12pt" style:language-asian="zxx" style:country-asian="none" style:font-weight-asian="bold" style:font-name-complex="Times New Roman" style:font-size-complex="12pt" style:language-complex="zxx" style:country-complex="none" style:font-weight-complex="bold"/>
    </style:style>
    <style:style style:name="P16" style:family="paragraph" style:parent-style-name="Footnote">
      <style:paragraph-properties fo:margin-left="0cm" fo:margin-right="0cm" fo:text-indent="0cm" style:auto-text-indent="false"/>
    </style:style>
    <style:style style:name="P17" style:family="paragraph" style:parent-style-name="Heading_20_4">
      <style:paragraph-properties fo:margin-left="0cm" fo:margin-right="0cm" fo:text-indent="0cm" style:auto-text-indent="false"/>
      <style:text-properties style:font-name="Calibri" fo:font-size="12pt" fo:language="de" fo:country="DE" style:font-size-asian="12pt" style:language-asian="zxx" style:country-asian="none" style:font-size-complex="12pt" style:language-complex="zxx" style:country-complex="none"/>
    </style:style>
    <style:style style:name="P18" style:family="paragraph" style:parent-style-name="Text_20_body">
      <style:paragraph-properties fo:margin-left="0cm" fo:margin-right="0cm" style:line-height-at-least="0.503cm" fo:widows="1" fo:text-indent="0cm" style:auto-text-indent="false"/>
      <style:text-properties fo:font-variant="normal" fo:text-transform="none" fo:color="#000000" style:font-name="Calibri" fo:font-size="12pt" fo:letter-spacing="normal" fo:language="de" fo:country="DE" fo:font-style="normal" fo:font-weight="normal" style:font-size-asian="12pt" style:language-asian="zxx" style:country-asian="none" style:font-size-complex="12pt" style:language-complex="zxx" style:country-complex="none"/>
    </style:style>
    <style:style style:name="P19" style:family="paragraph" style:parent-style-name="Table_20_Contents">
      <style:text-properties style:font-name="Times New Roman" fo:font-size="12pt" fo:language="de" fo:country="DE" style:font-name-asian="Times New Roman" style:font-size-asian="12pt" style:language-asian="zxx" style:country-asian="none" style:font-name-complex="Times New Roman" style:font-size-complex="12pt" style:language-complex="zxx" style:country-complex="none"/>
    </style:style>
    <style:style style:name="P20" style:family="paragraph" style:parent-style-name="Table_20_Contents">
      <style:text-properties style:font-name="Times New Roman" fo:font-size="12pt" fo:language="de" fo:country="DE" style:font-size-asian="12pt" style:language-asian="zxx" style:country-asian="none" style:font-size-complex="12pt" style:language-complex="zxx" style:country-complex="none"/>
    </style:style>
    <style:style style:name="P21" style:family="paragraph" style:parent-style-name="Table_20_Contents">
      <style:text-properties style:font-name="Calibri" fo:font-size="12pt" fo:language="de" fo:country="DE" style:font-name-asian="Times New Roman" style:font-size-asian="12pt" style:language-asian="zxx" style:country-asian="none" style:font-name-complex="Times New Roman" style:font-size-complex="12pt" style:language-complex="zxx" style:country-complex="none"/>
    </style:style>
    <style:style style:name="P22" style:family="paragraph" style:parent-style-name="Table_20_Contents">
      <style:text-properties style:font-name="Calibri" fo:font-size="12pt" fo:language="de" fo:country="DE" style:font-size-asian="12pt" style:language-asian="zxx" style:country-asian="none" style:font-size-complex="12pt" style:language-complex="zxx" style:country-complex="none"/>
    </style:style>
    <style:style style:name="P23" style:family="paragraph" style:parent-style-name="Table_20_Contents">
      <style:text-properties style:font-name="Calibri"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5">
      <style:paragraph-properties>
        <style:tab-stops>
          <style:tab-stop style:position="15.002cm" style:type="right" style:leader-style="dotted" style:leader-text="."/>
        </style:tab-stops>
      </style:paragraph-properties>
    </style:style>
    <style:style style:name="P27" style:family="paragraph" style:parent-style-name="Heading_20_3">
      <style:text-properties style:font-name="Calibri"/>
    </style:style>
    <style:style style:name="P28" style:family="paragraph" style:parent-style-name="Heading_20_3">
      <style:paragraph-properties fo:break-before="page"/>
      <style:text-properties style:font-name="Calibri"/>
    </style:style>
    <style:style style:name="P29" style:family="paragraph" style:parent-style-name="Heading_20_4">
      <style:text-properties style:font-name="Calibri"/>
    </style:style>
    <style:style style:name="P30" style:family="paragraph" style:parent-style-name="Heading_20_4">
      <style:text-properties style:font-name="Calibri" fo:font-size="12pt" fo:language="de" fo:country="DE" style:font-size-asian="12pt" style:language-asian="zxx" style:country-asian="none" style:font-size-complex="12pt" style:language-complex="zxx" style:country-complex="none"/>
    </style:style>
    <style:style style:name="P31" style:family="paragraph" style:parent-style-name="Heading_20_5">
      <style:text-properties style:font-name="Calibri" fo:font-size="12pt" fo:language="de" fo:country="DE" fo:font-weight="bold" style:font-size-asian="12pt" style:language-asian="zxx" style:country-asian="none" style:font-size-complex="12pt" style:language-complex="zxx" style:country-complex="none"/>
    </style:style>
    <style:style style:name="P32" style:family="paragraph" style:parent-style-name="Heading_20_5">
      <style:text-properties style:font-name="Calibri" fo:font-weight="bold"/>
    </style:style>
    <style:style style:name="P33" style:family="paragraph" style:parent-style-name="Heading_20_5">
      <style:text-properties style:font-name="Calibri" fo:font-weight="bold" style:font-weight-asian="bold" style:font-weight-complex="bold"/>
    </style:style>
    <style:style style:name="P34" style:family="paragraph" style:parent-style-name="Text_20_body">
      <style:text-properties style:font-name="Calibri" fo:font-size="12pt" fo:language="de" fo:country="DE" style:font-size-asian="12pt" style:language-asian="zxx" style:country-asian="none" style:font-size-complex="12pt" style:language-complex="zxx" style:country-complex="none"/>
    </style:style>
    <style:style style:name="T1" style:family="text">
      <style:text-properties style:font-name="Times New Roman" fo:font-size="10pt" fo:language="de" fo:country="DE" style:text-underline-style="none" style:font-name-asian="Microsoft YaHei" style:font-size-asian="10pt" style:font-name-complex="Mangal" style:font-size-complex="10pt"/>
    </style:style>
    <style:style style:name="T2" style:family="text">
      <style:text-properties style:text-underline-style="none" style:font-name-asian="Microsoft YaHei" style:font-name-complex="Mangal"/>
    </style:style>
    <style:style style:name="T3" style:family="text">
      <style:text-properties style:text-underline-style="none" fo:font-weight="normal" style:font-name-asian="Microsoft YaHei" style:font-weight-asian="normal" style:font-name-complex="Mangal" style:font-weight-complex="normal"/>
    </style:style>
    <style:style style:name="T4" style:family="text">
      <style:text-properties fo:color="#000000" style:font-name="Calibri"/>
    </style:style>
    <style:style style:name="T5" style:family="text">
      <style:text-properties fo:color="#000000" style:font-name="Calibri" fo:font-weight="bold" style:font-weight-asian="bold" style:font-weight-complex="bold"/>
    </style:style>
    <style:style style:name="T6" style:family="text">
      <style:text-properties fo:color="#000000" style:font-name="Calibri"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7" style:family="text">
      <style:text-properties fo:color="#000000" style:font-name="Calibri" fo:language="de" fo:country="DE"/>
    </style:style>
    <style:style style:name="T8" style:family="text">
      <style:text-properties fo:color="#000000" style:font-name="Calibri" fo:language="de" fo:country="DE" fo:font-weight="bold" style:font-weight-asian="bold" style:font-weight-complex="bold"/>
    </style:style>
    <style:style style:name="T9" style:family="text">
      <style:text-properties style:font-name="Calibri"/>
    </style:style>
    <style:style style:name="T10" style:family="text">
      <style:text-properties style:font-name="Calibri" fo:font-weight="bold" style:font-weight-asian="bold" style:font-weight-complex="bold"/>
    </style:style>
    <style:style style:name="T11" style:family="text">
      <style:text-properties style:font-name="Calibri" fo:font-size="12pt" style:font-name-asian="Times New Roman" style:font-size-asian="12pt" style:language-asian="zxx" style:country-asian="none" style:font-name-complex="Times New Roman" style:font-size-complex="12pt" style:language-complex="zxx" style:country-complex="none"/>
    </style:style>
    <style:style style:name="T12" style:family="text">
      <style:text-properties style:font-name="Calibri" fo:font-size="12pt" style:text-underline-style="none" fo:font-weight="bold" style:font-name-asian="Microsoft YaHei" style:font-size-asian="12pt" style:language-asian="zxx" style:country-asian="none" style:font-weight-asian="bold" style:font-name-complex="Mangal" style:font-size-complex="12pt" style:language-complex="zxx" style:country-complex="none" style:font-weight-complex="bold"/>
    </style:style>
    <style:style style:name="T13" style:family="text">
      <style:text-properties style:font-name="Calibri" style:text-underline-style="none" fo:font-weight="bold" style:font-name-asian="Microsoft YaHei" style:font-weight-asian="bold" style:font-name-complex="Mangal" style:font-weight-complex="bold"/>
    </style:style>
    <style:style style:name="T14" style:family="text">
      <style:text-properties style:font-name="Calibri" style:text-underline-style="none" style:font-name-asian="Microsoft YaHei" style:font-name-complex="Mangal"/>
    </style:style>
    <style:style style:name="T15" style:family="text">
      <style:text-properties style:font-name="Calibri"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index.php/Spezial:Such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4">1 Einleitung<text:tab/>1</text:p>
          <text:p text:style-name="P24">2 Kanban<text:tab/>2</text:p>
          <text:p text:style-name="P25">2.1 Kanban Ablauf<text:tab/>2</text:p>
          <text:p text:style-name="P25">2.2 Kanban-Charakteristik<text:tab/>2</text:p>
          <text:p text:style-name="P26">2.2.1 Kaizen:<text:tab/>2</text:p>
          <text:p text:style-name="P26">2.2.2 Tägliche Treffen:<text:tab/>2</text:p>
          <text:p text:style-name="P26">2.2.3 Operations Review:<text:tab/>2</text:p>
          <text:p text:style-name="P26">2.2.4 Kanban-Board:<text:tab/>2</text:p>
          <text:p text:style-name="P26">2.2.5 Priorisierung:<text:tab/>2</text:p>
          <text:p text:style-name="P26">2.2.6 Häufige Auslieferung der Produkte:<text:tab/>2</text:p>
          <text:p text:style-name="P26">2.2.7 User Stories:<text:tab/>2</text:p>
          <text:p text:style-name="P25">2.3 Kanban-Zusammenfassung und Bewertung<text:tab/>2</text:p>
          <text:p text:style-name="P24">3 Scrum<text:tab/>2</text:p>
          <text:p text:style-name="P25">3.1 Scrum-Phasen<text:tab/>3</text:p>
          <text:p text:style-name="P26">3.1.1 Pregame:<text:tab/>3</text:p>
          <text:p text:style-name="P26">3.1.2 Game:<text:tab/>3</text:p>
          <text:p text:style-name="P26">3.1.3 Postgame:<text:tab/>3</text:p>
          <text:p text:style-name="P25">3.2 Scrum-Charakteristik<text:tab/>3</text:p>
          <text:p text:style-name="P26">3.2.1 Sprint:<text:tab/>3</text:p>
          <text:p text:style-name="P26">3.2.2 Backlog:<text:tab/>3</text:p>
          <text:p text:style-name="P26">3.2.3 Daily Scrum:<text:tab/>3</text:p>
          <text:p text:style-name="P26">3.2.4 Scrum Board:<text:tab/>3</text:p>
          <text:p text:style-name="P26">3.2.5 Sprint Review:<text:tab/>3</text:p>
          <text:p text:style-name="P26">3.2.6 Sprint Retrospektive:<text:tab/>3</text:p>
          <text:p text:style-name="P26">3.2.7 Teilnehmende Personen:<text:tab/>3</text:p>
          <text:p text:style-name="P25">3.3 Scrum-Zusammenfassung und Bewertung<text:tab/>3</text:p>
          <text:p text:style-name="P24">8 Unterschiede<text:tab/>4</text:p>
          <text:p text:style-name="P24">9 Schlusswort<text:tab/>4</text:p>
          <text:p text:style-name="P25">9.1 Scrum<text:tab/>4</text:p>
          <text:p text:style-name="P25">9.2 Kanban<text:tab/>4</text:p>
          <text:p text:style-name="P24">10 Entscheidung<text:tab/>4</text:p>
          <text:p text:style-name="P24">11 Quellen<text:tab/>5</text:p>
          <text:p text:style-name="P25">11.1 Kanban<text:tab/>5</text:p>
          <text:p text:style-name="P25">11.2 Scrum<text:tab/>5</text:p>
        </text:index-body>
      </text:table-of-content>
      <text:h text:style-name="Heading_20_3" text:outline-level="3"/>
      <text:h text:style-name="P27" text:outline-level="3">1 Einleitung</text:h>
      <text:p text:style-name="P10">Wir betrachten sechs Projektmanagment Methoden mit dem Hauptaugenmerk auf Ablauf und Charakteristik. Diese werden am Ende auf der Basis der von uns gewählten Kriterien verglichen und bewertet.</text:p>
      <text:p text:style-name="P10">Folgende Kriterien werden von uns verwendet:<text:note text:id="ftn1" text:note-class="footnote"><text:note-citation>1</text:note-citation><text:note-body><text:p text:style-name="P16"><text:s/><text:a xlink:type="simple" xlink:href="http://www.gpm-infocenter.de/PMMethoden/EinfuehrungMethodenauswahl" text:style-name="Internet_20_link" text:visited-style-name="Visited_20_Internet_20_Link">http://www.gpm-infocenter.de/PMMethoden/EinfuehrungMethodenauswahl</text:a></text:p></text:note-body></text:note> <text:note text:id="ftn2" text:note-class="footnote"><text:note-citation>2</text:note-citation><text:note-body><text:p text:style-name="P16"><text:span text:style-name="T1"><text:s/></text:span><text:a xlink:type="simple" xlink:href="http://www.heise.de/developer/artikel/Kriterien-fuer-eine-Entscheidung-fuer-Scrum-oder-Kanban-1071172.html" text:style-name="Internet_20_link" text:visited-style-name="Visited_20_Internet_20_Link">http://www.heise.de/developer/artikel/Kriterien-fuer-eine-Entscheidung-fuer-Scrum-oder-Kanban-1071172.html</text:a></text:p></text:note-body></text:note></text:p>
      <text:p text:style-name="P6"><text:span text:style-name="Strong_20_Emphasis"><text:span text:style-name="T9">Projektphase</text:span></text:span><text:span text:style-name="T10">:</text:span><text:span text:style-name="T9"> Phasenspezifisch oder ebenfalls für das komplette Projekt geeignet?</text:span></text:p>
      <text:p text:style-name="P6"><text:span text:style-name="Strong_20_Emphasis"><text:span text:style-name="T9">Projektgröße</text:span></text:span><text:span text:style-name="T10">:</text:span><text:span text:style-name="T9"> Für welche Teamgröße und Projektdauer ist es geeignet?</text:span></text:p>
      <text:p text:style-name="P6"><text:soft-page-break/><text:span text:style-name="Strong_20_Emphasis"><text:span text:style-name="T9">Grad der Planung</text:span></text:span><text:span text:style-name="T5">:</text:span><text:span text:style-name="T4"> Darf das Datum bzw. Budget fest oder offen sein?</text:span></text:p>
      <text:p text:style-name="P6"><text:span text:style-name="Strong_20_Emphasis"><text:span text:style-name="T11">Grad der Erfolgswahrscheinlichkeit</text:span></text:span><text:span text:style-name="T10">:</text:span><text:span text:style-name="T9"> Wie stark minimiert es Risiken?</text:span></text:p>
      <text:p text:style-name="Text_20_body"><text:span text:style-name="Strong_20_Emphasis"><text:span text:style-name="T6">Ähnderungen während Iterationen</text:span></text:span><text:span text:style-name="T8">:</text:span><text:span text:style-name="T7"> Dürfen Änderungen während einer Iteration durchgeführt werden oder nur dazwischen? <text:s/>(z.B. Aufgaben-Zuteilung; Aufgaben-Aufwandseinschätzung, Neue Aufgaben in die Iteration aufnehmen, Priorität von Aufgaben)</text:span></text:p>
      <text:p text:style-name="P11"><text:span text:style-name="T2">Flexibilität:</text:span><text:span text:style-name="T3"> Wie gut/f</text:span><text:span text:style-name="T3">le</text:span><text:span text:style-name="T3">xibel lässt sich die Methode auf die eigenen Umstände anpassen? Lässt sich die Methodik schrittweise oder in Teilen einführen? (z.B. Länge der Iteration, Dauer der Meetings anpassen)</text:span></text:p>
      <text:p text:style-name="P6"><text:span text:style-name="Strong_20_Emphasis"><text:span text:style-name="T12">Grad der Eigenverantwortung</text:span></text:span><text:span text:style-name="T13">:</text:span><text:span text:style-name="T14"> Wie hoch ist sie und wer trägt sie?</text:span></text:p>
      <text:p text:style-name="P6"><text:span text:style-name="Strong_20_Emphasis"><text:span text:style-name="T9">Einarbeitungsaufwand:</text:span></text:span><text:span text:style-name="Strong_20_Emphasis"><text:span text:style-name="T15"> Wie schwer/aufwendig ist es, die Methodik einzuführen?</text:span></text:span></text:p>
      <text:p text:style-name="P6"><text:span text:style-name="Strong_20_Emphasis"><text:span text:style-name="T9">Einprojekt- oder Mehrprojektumgebungen</text:span></text:span><text:span text:style-name="T10">:</text:span><text:span text:style-name="T9"> Ermöglicht es das Managen mehrerer Projekte parallel? (z.B. eine Abteilung → zwei Projekte, Teammitglieder bearbeiten Aufgaben aus beiden Projekten)</text:span></text:p>
      <text:p text:style-name="P10"/>
      <text:p text:style-name="P10">Quantisierbare Kriterien: ?</text:p>
      <text:h text:style-name="P27" text:outline-level="3">2 Kanban</text:h>
      <text:p text:style-name="P2">Der Begriff Kan-ban kommt aus dem Japanischem und bedeutet in etwa „Signalkarte“. Dieses Projektmanagment-Framework beinhaltet das „Pull-Prinzip“, d.h. ein Arbeiter erteilt Anfragen an andere (z.B. Nachschub anfordern) statt einer Person, die über dem ganzen steht und das Projekt überwacht. Dies soll dem Produktionsfluss dienen.</text:p>
      <text:p text:style-name="P2">Kanban legt einem wenige Vorlagen auf, weshalb es flexibel und anpassbar ist, da der Schwerpunkt auf einem optimalen Fluss (Flow) liegen soll.</text:p>
      <text:h text:style-name="P17" text:outline-level="4">2.1 Kanban Ablauf</text:h>
      <text:p text:style-name="P12">Jede Aufgabe (Work-Item) durchläuft verschiedene Prozessschritte (auf dem Kanban-Board als Spalten dargestellt) bis diese fertig ist; dabei wird die benötigte Zeit gemessen. Pro Spalte dürfen sich nur eine maximale Anzahl an Aufgaben gleichzeitig befinden. „Staut“ es sich vor einem Abschnitt, so zeigt es, dass der Flow nicht optimal ist. Es müssen dann für den entsprechenden Abschnitt mehr Ressourcen hinzugefügt oder die Prozessschritte überabreitet werden.</text:p>
      <text:p text:style-name="P12">All das soll als selbstregulierendes System den Produktionsfluss optimal halten.</text:p>
      <text:h text:style-name="P30" text:outline-level="4"><text:bookmark text:name="Kanban-Charakteristik"/>2.2 Kanban-Charakteristik</text:h>
      <text:h text:style-name="P31" text:outline-level="5">2.2.1 Kaizen:</text:h>
      <text:p text:style-name="P13">Bla</text:p>
      <text:h text:style-name="P32" text:outline-level="5">2.2.2 Tägliche Treffen:</text:h>
      <text:p text:style-name="P14">Bla</text:p>
      <text:h text:style-name="P32" text:outline-level="5">2.2.3 Operations Review:</text:h>
      <text:p text:style-name="P9">Bla</text:p>
      <text:h text:style-name="P32" text:outline-level="5"><text:soft-page-break/>2.2.4 Kanban-Board:</text:h>
      <text:p text:style-name="P14">Bla</text:p>
      <text:h text:style-name="P32" text:outline-level="5">2.2.5 Priorisierung:</text:h>
      <text:p text:style-name="P14">Bla</text:p>
      <text:h text:style-name="P32" text:outline-level="5">2.2.6 Häufige Auslieferung der Produkte:</text:h>
      <text:p text:style-name="P14">Bla</text:p>
      <text:h text:style-name="P32" text:outline-level="5">2.2.7 User Stories:</text:h>
      <text:p text:style-name="P9">Bla</text:p>
      <text:h text:style-name="P29" text:outline-level="4"><text:bookmark text:name="Kanban-Zusammenfassung_und_Bewertung"/>2.3 Kanban-Zusammenfassung und Bewertung</text:h>
      <text:p text:style-name="P12">Bla</text:p>
      <text:h text:style-name="P27" text:outline-level="3"><text:bookmark text:name="Scrum"/>3 Scrum</text:h>
      <text:p text:style-name="P12">Bla</text:p>
      <text:h text:style-name="P29" text:outline-level="4"><text:bookmark text:name="Scrum-Phasen"/>3.1 Scrum-Phasen</text:h>
      <text:h text:style-name="P32" text:outline-level="5">3.1.1 Pregame:</text:h>
      <text:p text:style-name="P14">Die Pregame Phase lässt sich in Planning/Discovery Phase und Architecture/strategische Planung untergliedern. </text:p>
      <text:p text:style-name="P9"><text:s/></text:p>
      <text:p text:style-name="P9">Bla</text:p>
      <text:h text:style-name="P32" text:outline-level="5">3.1.2 Game:</text:h>
      <text:p text:style-name="P14">Bla</text:p>
      <text:h text:style-name="P32" text:outline-level="5">3.1.3 Postgame:</text:h>
      <text:p text:style-name="P14">Bla</text:p>
      <text:h text:style-name="P29" text:outline-level="4"><text:bookmark text:name="Scrum-Charakteristik"/>3.2 Scrum-Charakteristik</text:h>
      <text:h text:style-name="P32" text:outline-level="5">3.2.1 Sprint:</text:h>
      <text:p text:style-name="P14">Bla</text:p>
      <text:h text:style-name="P32" text:outline-level="5">3.2.2 Backlog:</text:h>
      <text:p text:style-name="P14">Bla</text:p>
      <text:h text:style-name="P32" text:outline-level="5">3.2.3 Daily Scrum:</text:h>
      <text:p text:style-name="P14">Bla</text:p>
      <text:h text:style-name="P32" text:outline-level="5"><text:soft-page-break/>3.2.4 Scrum Board:</text:h>
      <text:p text:style-name="P14">Bla</text:p>
      <text:h text:style-name="P32" text:outline-level="5">3.2.5 Sprint Review:</text:h>
      <text:p text:style-name="P14">Bla</text:p>
      <text:h text:style-name="P33" text:outline-level="5">3.2.6 Sprint Retrospektive:</text:h>
      <text:p text:style-name="P14">Bla</text:p>
      <text:h text:style-name="P32" text:outline-level="5">3.2.7 Teilnehmende Personen:</text:h>
      <text:p text:style-name="P14">Bla</text:p>
      <text:h text:style-name="P29" text:outline-level="4"><text:bookmark text:name="Scrum-Zusammenfassung_und_Bewertung"/>3.3 Scrum-Zusammenfassung und Bewertung</text:h>
      <text:p text:style-name="P12">Bla</text:p>
      <text:h text:style-name="P28" text:outline-level="3">8 Unterschiede</text:h>
      <table:table table:name="Tabelle1" table:style-name="Tabelle1">
        <table:table-column table:style-name="Tabelle1.A" table:number-columns-repeated="5"/>
        <table:table-row>
          <table:table-cell table:style-name="Tabelle1.A1" office:value-type="string">
            <text:p text:style-name="P21">Methode</text:p>
          </table:table-cell>
          <table:table-cell table:style-name="Tabelle1.A1" office:value-type="string">
            <text:p text:style-name="P21">Kanban</text:p>
          </table:table-cell>
          <table:table-cell table:style-name="Tabelle1.A1" office:value-type="string">
            <text:p text:style-name="P21">Scrum</text:p>
          </table:table-cell>
          <table:table-cell table:style-name="Tabelle1.A1" office:value-type="string">
            <text:p text:style-name="P21"/>
          </table:table-cell>
          <table:table-cell table:style-name="Tabelle1.E1" office:value-type="string">
            <text:p text:style-name="P21"/>
          </table:table-cell>
        </table:table-row>
        <table:table-row>
          <table:table-cell table:style-name="Tabelle1.A2" office:value-type="string">
            <text:p text:style-name="P8"><text:span text:style-name="Strong_20_Emphasis"><text:span text:style-name="T9">Projektphase</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8"><text:span text:style-name="Strong_20_Emphasis"><text:span text:style-name="T9">Projektgröße</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8"><text:span text:style-name="Strong_20_Emphasis"><text:span text:style-name="T10">Planun</text:span></text:span><text:span text:style-name="Strong_20_Emphasis"><text:span text:style-name="T5">g</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8"><text:span text:style-name="Strong_20_Emphasis"><text:span text:style-name="T9">Erfolgswahrscheinlichkeit</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7"><text:span text:style-name="Strong_20_Emphasis"><text:span text:style-name="T10">Änderun</text:span></text:span><text:span text:style-name="Strong_20_Emphasis"><text:span text:style-name="T5">gen</text:span></text:span></text:p>
          </table:table-cell>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2"/>
          </table:table-cell>
          <table:table-cell table:style-name="Tabelle1.E2" office:value-type="string">
            <text:p text:style-name="P22"/>
          </table:table-cell>
        </table:table-row>
        <table:table-row>
          <table:table-cell table:style-name="Tabelle1.A2" office:value-type="string">
            <text:p text:style-name="P20"><text:span text:style-name="Strong_20_Emphasis"><text:span text:style-name="T13">Sprints</text:span></text:span><text:span text:style-name="T9"> </text:span></text:p>
          </table:table-cell>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2"/>
          </table:table-cell>
          <table:table-cell table:style-name="Tabelle1.E2" office:value-type="string">
            <text:p text:style-name="P22"/>
          </table:table-cell>
        </table:table-row>
        <table:table-row>
          <table:table-cell table:style-name="Tabelle1.A2" office:value-type="string">
            <text:p text:style-name="P23">Workload </text:p>
          </table:table-cell>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2"/>
          </table:table-cell>
          <table:table-cell table:style-name="Tabelle1.E2" office:value-type="string">
            <text:p text:style-name="P22"/>
          </table:table-cell>
        </table:table-row>
        <table:table-row>
          <table:table-cell table:style-name="Tabelle1.A2" office:value-type="string">
            <text:p text:style-name="P8"><text:span text:style-name="Strong_20_Emphasis"><text:span text:style-name="T13">Eigenverantwortung</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19"><text:span text:style-name="Strong_20_Emphasis"><text:span text:style-name="T9">Technologisches Umfeld</text:span></text:span><text:span text:style-name="T9"> </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8"><text:span text:style-name="Strong_20_Emphasis"><text:span text:style-name="T9">Einprojekt- / Mehrprojektumgebungen</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
      <text:h text:style-name="P27" text:outline-level="3"/>
      <text:h text:style-name="P27" text:outline-level="3">9 Schlusswort</text:h>
      <text:p text:style-name="P3"/>
      <text:h text:style-name="P29" text:outline-level="4">9.1 Scrum</text:h>
      <text:p text:style-name="P15">Bla</text:p>
      <text:p text:style-name="P15"/>
      <text:h text:style-name="P29" text:outline-level="4">9.2 Kanban</text:h>
      <text:p text:style-name="P18">Bla</text:p>
      <text:h text:style-name="P27" text:outline-level="3">10 Entscheidung</text:h>
      <text:p text:style-name="P5">Bla</text:p>
      <text:p text:style-name="P4"/>
      <text:h text:style-name="P28" text:outline-level="3">11 Quellen</text:h>
      <text:h text:style-name="P29" text:outline-level="4">11.1 Kanban</text:h>
      <text:p text:style-name="P1"><text:span text:style-name="T9">//</text:span><text:a xlink:type="simple" xlink:href="http://de.wikipedia.org/wiki/Kanban" text:style-name="Internet_20_link" text:visited-style-name="Visited_20_Internet_20_Link"><text:span text:style-name="T9">http://de.wikipedia.org/wiki/Kanban</text:span></text:a></text:p>
      <text:p text:style-name="P1"><text:a xlink:type="simple" xlink:href="http://de.wikipedia.org/wiki/Kanban_%28Softwareentwicklung%29" text:style-name="Internet_20_link" text:visited-style-name="Visited_20_Internet_20_Link"><text:span text:style-name="T9">http://de.wikipedia.org/wiki/Kanban_%28Softwareentwicklung%29</text:span></text:a></text:p>
      <text:p text:style-name="P1"><text:a xlink:type="simple" xlink:href="http://www.lean-production-expert.de/lean-production/kanban-beschreibung.html" text:style-name="Internet_20_link" text:visited-style-name="Visited_20_Internet_20_Link"><text:span text:style-name="T9">http://www.lean-production-expert.de/lean-production/kanban-beschreibung.html</text:span></text:a></text:p>
      <text:p text:style-name="P1"><text:a xlink:type="simple" xlink:href="https://www.crisp.se/file-uploads/Kanban-vs-Scrum.pdf" text:style-name="Internet_20_link" text:visited-style-name="Visited_20_Internet_20_Link"><text:span text:style-name="T9">https://www.crisp.se/file-uploads/Kanban-vs-Scrum.pdf</text:span></text:a></text:p>
      <text:p text:style-name="P1"><text:a xlink:type="simple" xlink:href="http://www.heise.de/developer/artikel/Kriterien-fuer-eine-Entscheidung-fuer-Scrum-oder-Kanban-1071172.html" text:style-name="Internet_20_link" text:visited-style-name="Visited_20_Internet_20_Link"><text:span text:style-name="T9">http://www.heise.de/developer/artikel/Kriterien-fuer-eine-Entscheidung-fuer-Scrum-oder-Kanban-1071172.html</text:span></text:a></text:p>
      <text:p text:style-name="P1"><text:a xlink:type="simple" xlink:href="https://www.scrumalliance.org/community/articles/2014/july/scrum-vs-kanban" text:style-name="Internet_20_link" text:visited-style-name="Visited_20_Internet_20_Link"><text:span text:style-name="T9">https://www.scrumalliance.org/community/articles/2014/july/scrum-vs-kanban</text:span></text:a></text:p>
      <text:h text:style-name="P29" text:outline-level="4">11.2 Scrum</text:h>
      <text:p text:style-name="P1"><text:a xlink:type="simple" xlink:href="http://de.wikipedia.org/wiki/Scrum" text:style-name="Internet_20_link" text:visited-style-name="Visited_20_Internet_20_Link"><text:span text:style-name="T9">http://de.wikipedia.org/wiki/Scrum</text:span></text:a></text:p>
      <text:p text:style-name="P1"><text:a xlink:type="simple" xlink:href="http://scrum-master.de/Was_ist_Scrum/Scrum_auf_einer_Seite_erklaert" text:style-name="Internet_20_link" text:visited-style-name="Visited_20_Internet_20_Link"><text:span text:style-name="T9">http://scrum-master.de/Was_ist_Scrum/Scrum_auf_einer_Seite_erklaert</text:span></text:a></text:p>
      <text:p text:style-name="P1"><text:a xlink:type="simple" xlink:href="https://www.crisp.se/file-uploads/Kanban-vs-Scrum.pdf" text:style-name="Internet_20_link" text:visited-style-name="Visited_20_Internet_20_Link"><text:span text:style-name="T9">https://www.crisp.se/file-uploads/Kanban-vs-Scrum.pdf</text:span></text:a></text:p>
      <text:p text:style-name="P1"><text:a xlink:type="simple" xlink:href="http://www.heise.de/developer/artikel/Kriterien-fuer-eine-Entscheidung-fuer-Scrum-oder-Kanban-1071172.html" text:style-name="Internet_20_link" text:visited-style-name="Visited_20_Internet_20_Link"><text:span text:style-name="T9">http://www.heise.de/developer/artikel/Kriterien-fuer-eine-Entscheidung-fuer-Scrum-oder-Kanban-1071172.html</text:span></text:a></text:p>
      <text:p text:style-name="P1"><text:a xlink:type="simple" xlink:href="https://www.scrumalliance.org/community/articles/2014/july/scrum-vs-kanban" text:style-name="Internet_20_link" text:visited-style-name="Visited_20_Internet_20_Link"><text:span text:style-name="T9">https://www.scrumalliance.org/community/articles/2014/july/scrum-vs-kanb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12M50S</meta:editing-duration>
    <meta:editing-cycles>235</meta:editing-cycles>
    <meta:generator>OpenOffice/4.1.1$Win32 OpenOffice.org_project/411m6$Build-9775</meta:generator>
    <dc:date>2016-04-25T13:08:54.23</dc:date>
    <meta:document-statistic meta:table-count="1" meta:image-count="0" meta:object-count="0" meta:page-count="6" meta:paragraph-count="136" meta:word-count="578" meta:character-count="4926"/>
    <meta:user-defined meta:name="Info 1"/>
    <meta:user-defined meta:name="Info 2"/>
    <meta:user-defined meta:name="Info 3"/>
    <meta:user-defined meta:name="Info 4"/>
  </office:meta>
</office:document-meta>
</file>